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60000003009BCEB769.jpg"/>
  <manifest:file-entry manifest:media-type="image/jpeg" manifest:full-path="Pictures/10000000000005600000030014B256D3.jpg"/>
  <manifest:file-entry manifest:media-type="image/jpeg" manifest:full-path="Pictures/100000000000056000000300C12D50CF.jpg"/>
  <manifest:file-entry manifest:media-type="image/jpeg" manifest:full-path="Pictures/100000000000056000000300B19C6CBF.jpg"/>
  <manifest:file-entry manifest:media-type="image/jpeg" manifest:full-path="Pictures/10000000000005600000030070230D5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999cm" svg:height="20.746cm" svg:x="0.069cm" svg:y="0.254cm">
          <draw:image xlink:href="Pictures/10000000000005600000030014B256D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27.999cm" svg:height="20.828cm" svg:x="0.069cm" svg:y="0cm">
          <draw:image xlink:href="Pictures/100000000000056000000300B19C6C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27.999cm" svg:height="20.574cm" svg:x="0.069cm" svg:y="0.254cm">
          <draw:image xlink:href="Pictures/100000000000056000000300C12D50C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1" draw:layer="layout" svg:width="27.999cm" svg:height="21cm" svg:x="0.069cm" svg:y="0cm">
          <draw:image xlink:href="Pictures/1000000000000560000003009BCEB76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1" draw:layer="layout" svg:width="27.999cm" svg:height="20.574cm" svg:x="0.069cm" svg:y="0.254cm">
          <draw:image xlink:href="Pictures/10000000000005600000030070230D5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Perez</meta:initial-creator>
    <meta:creation-date>2017-03-05T23:41:02.18</meta:creation-date>
    <meta:editing-duration>PT6M</meta:editing-duration>
    <meta:editing-cycles>2</meta:editing-cycles>
    <dc:date>2017-03-05T23:46:48.88</dc:date>
    <dc:creator>Daniel Perez</dc:creator>
    <meta:document-statistic meta:object-count="36"/>
    <meta:generator>OpenOffice/4.1.2$Win32 OpenOffice.org_project/412m3$Build-9782</meta:generator>
  </office:meta>
</office:document-meta>
</file>